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P9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T1" style:family="text"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on</text:p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Standard">Table of Contents</text:p>
          </text:index-title>
          <text:p text:style-name="P5">DTD<text:tab/>3</text:p>
          <text:p text:style-name="P5">DTD's Elements<text:tab/>3</text:p>
          <text:p text:style-name="P6">action-config<text:tab/>3</text:p>
          <text:p text:style-name="P6">controller<text:tab/>3</text:p>
          <text:p text:style-name="P6">wrapper-chains<text:tab/>4</text:p>
          <text:p text:style-name="P6">actions<text:tab/>4</text:p>
          <text:p text:style-name="P6">errors<text:tab/>4</text:p>
          <text:p text:style-name="P6">resources<text:tab/>4</text:p>
          <text:p text:style-name="P6">bundle<text:tab/>4</text:p>
          <text:p text:style-name="P5">Instalation<text:tab/>5</text:p>
        </text:index-body>
      </text:table-of-content>
      <text:p text:style-name="Standard"/>
      <text:p text:style-name="P1"/>
      <text:h text:style-name="Heading_20_1" text:outline-level="1">DTD</text:h>
      <text:p text:style-name="Standard"/>
      <text:p text:style-name="P3">&lt;?xml encoding="ISO-8859-1" ?&gt;</text:p>
      <text:p text:style-name="P3"/>
      <text:p text:style-name="P3">&lt;!ELEMENT action-config (controller, wrapper-chains, actions, errors, resources)&gt;</text:p>
      <text:p text:style-name="P3"/>
      <text:p text:style-name="P3">&lt;!ELEMENT controller (property*)&gt;</text:p>
      <text:p text:style-name="P3"/>
      <text:p text:style-name="P3">&lt;!ELEMENT property EMPTY&gt;</text:p>
      <text:p text:style-name="P3">&lt;!ATTLIST property name CDATA #REQUIRED </text:p>
      <text:p text:style-name="P3"><text:s text:c="19"/>value CDATA #REQUIRED&gt;</text:p>
      <text:p text:style-name="P3"/>
      <text:p text:style-name="P3">&lt;!ELEMENT wrapper-chains (default-wrapper-chain?, wrapper-chain*)&gt;</text:p>
      <text:p text:style-name="P3"/>
      <text:p text:style-name="P3">&lt;!ELEMENT default-wrapper-chain (action-wrapper)&gt;</text:p>
      <text:p text:style-name="P3"/>
      <text:p text:style-name="P3">&lt;!ELEMENT action-wrapper (property*, action-wrapper?)&gt;</text:p>
      <text:p text:style-name="P3">&lt;!ATTLIST action-wrapper class-name CDATA #REQUIRED&gt;</text:p>
      <text:p text:style-name="P3"/>
      <text:p text:style-name="P3">&lt;!ELEMENT wrapper-chain (url-pattern*, action-wrapper)&gt;</text:p>
      <text:p text:style-name="P3">&lt;!ATTLIST wrapper-chain name CDATA #REQUIRED&gt;</text:p>
      <text:p text:style-name="P3"/>
      <text:p text:style-name="P3">&lt;!ELEMENT url-pattern (#PCDATA)&gt;</text:p>
      <text:p text:style-name="P3"><text:s text:c="15"/></text:p>
      <text:p text:style-name="P3">&lt;!ELEMENT actions (action*)&gt; <text:s text:c="12"/></text:p>
      <text:p text:style-name="P3"/>
      <text:p text:style-name="P3">&lt;!ELEMENT action (property*)&gt;</text:p>
      <text:p text:style-name="P3">&lt;!ATTLIST action name CDATA #REQUIRED</text:p>
      <text:p text:style-name="P3"><text:tab/><text:tab/><text:tab/><text:tab/> class-name CDATA #REQUIRED</text:p>
      <text:p text:style-name="P3"><text:tab/><text:tab/><text:tab/><text:tab/> forward CDATA #IMPLIED</text:p>
      <text:p text:style-name="P3"><text:tab/><text:tab/><text:tab/><text:tab/> wrapper-chain CDATA #IMPLIED&gt;</text:p>
      <text:p text:style-name="P3"><text:tab/><text:tab/><text:tab/><text:tab/> </text:p>
      <text:p text:style-name="P3">&lt;!ELEMENT errors (exception*)&gt;<text:tab/></text:p>
      <text:p text:style-name="P3"><text:tab/></text:p>
      <text:p text:style-name="P3">&lt;!ELEMENT exception EMPTY&gt;</text:p>
      <text:p text:style-name="P3">&lt;!ATTLIST exception class-name CDATA #REQUIRED </text:p>
      <text:p text:style-name="P3"><text:s text:c="20"/>forward CDATA #REQUIRED&gt;<text:tab/></text:p>
      <text:p text:style-name="P3"><text:s text:c="20"/></text:p>
      <text:p text:style-name="P3">&lt;!ELEMENT resources (bundle*)&gt;<text:tab/> <text:s/></text:p>
      <text:p text:style-name="P3"/>
      <text:p text:style-name="P3">&lt;!ELEMENT bundle EMPTY&gt;</text:p>
      <text:p text:style-name="P3">&lt;!ATTLIST bundle name CDATA #REQUIRED&gt; <text:s text:c="17"/><text:tab/></text:p>
      <text:p text:style-name="P3"/>
      <text:p text:style-name="P3"/>
      <text:h text:style-name="Heading_20_1" text:outline-level="1">DTD's Elements</text:h>
      <text:p text:style-name="P4"/>
      <text:h text:style-name="Heading_20_2" text:outline-level="2">action-config</text:h>
      <text:p text:style-name="P4"/>
      <text:p text:style-name="P4">This is the main element of the config file. It's “child” elements are controller, wrapper-chains, actions, errors and resources.</text:p>
      <text:h text:style-name="Heading_20_2" text:outline-level="2">controller</text:h>
      <text:p text:style-name="P4"/>
      <text:p text:style-name="P4">This element holds action-config's properties. It contains property elements. Valid property names are:</text:p>
      <text:list text:style-name="L1">
        <text:list-item>
          <text:p text:style-name="P7">root-package – Base package that contains the application's actions.</text:p>
        </text:list-item>
        <text:list-item>
          <text:p text:style-name="P7">workflow-control – Indicates if the framework showld provide workflow control. Value 'ON' means yes. Anything different means no. The default value is 'ON'.</text:p>
        </text:list-item>
        <text:list-item>
          <text:p text:style-name="P7">render-extention – Extension that the framework should use when generating output. The default is '.page'.</text:p>
        </text:list-item>
        <text:list-item>
          <text:p text:style-name="P7">render-root <text:span text:style-name="T1">–</text:span> Base directory that contains the application's pages.</text:p>
        </text:list-item>
      </text:list>
      <text:p text:style-name="P4"/>
      <text:h text:style-name="Heading_20_2" text:outline-level="2">wrapper-chains</text:h>
      <text:p text:style-name="P4"/>
      <text:p text:style-name="P4">Bla bla bla</text:p>
      <text:p text:style-name="P4"/>
      <text:p text:style-name="P4"/>
      <text:p text:style-name="P4"/>
      <text:p text:style-name="P4"/>
      <text:h text:style-name="Heading_20_2" text:outline-level="2">actions</text:h>
      <text:p text:style-name="Text_20_body"/>
      <text:p text:style-name="Text_20_body"/>
      <text:h text:style-name="Heading_20_2" text:outline-level="2">action</text:h>
      <text:p text:style-name="P4"/>
      <text:p text:style-name="P4"/>
      <text:h text:style-name="Heading_20_2" text:outline-level="2">errors</text:h>
      <text:p text:style-name="P4"/>
      <text:p text:style-name="P4"/>
      <text:h text:style-name="Heading_20_2" text:outline-level="2">exception</text:h>
      <text:p text:style-name="P4"/>
      <text:h text:style-name="Heading_20_2" text:outline-level="2">resources</text:h>
      <text:p text:style-name="P4"/>
      <text:p text:style-name="P4">This <text:s/>element is used to indicate which bundles contain the application's messages, object format, etc.. It contains bundle elements.</text:p>
      <text:p text:style-name="P4"/>
      <text:h text:style-name="Heading_20_2" text:outline-level="2">bundle</text:h>
      <text:p text:style-name="P4"/>
      <text:p text:style-name="P4">This element is used to define the bundles used in the application. Whatever's defined in it's attribute name will be used as ResourceBundle.</text:p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/>
      <text:h text:style-name="P2" text:outline-level="1">Instalation</text:h>
      <text:p text:style-name="P4"/>
      <text:p text:style-name="P4"/>
      <text:p text:style-name="P4">action-config.xml example</text:p>
      <text:p text:style-name="P4"/>
      <text:p text:style-name="P4"/>
      <text:p text:style-name="P4"/>
      <text:p text:style-name="P4">Action Tags</text:p>
      <text:p text:style-name="P4"/>
      <text:p text:style-name="P4">mega-action.tld</text:p>
      <text:p text:style-name="P4"/>
      <text:p text:style-name="P4">&lt;!DOCTYPE taglib PUBLIC "-//Sun Microsystems, Inc.//DTD JSP Tag Library 1.2//EN" "http://java.sun.com/dtd/web-jsptaglibrary_1_2.dtd"&gt;</text:p>
      <text:p text:style-name="P4">&lt;taglib&gt;</text:p>
      <text:p text:style-name="P4"/>
      <text:p text:style-name="P4"><text:tab/>&lt;tlib-version&gt;1.0&lt;/tlib-version&gt;</text:p>
      <text:p text:style-name="P4"><text:tab/>&lt;jsp-version&gt;1.2&lt;/jsp-version&gt;</text:p>
      <text:p text:style-name="P4"><text:tab/>&lt;short-name&gt;action&lt;/short-name&gt;</text:p>
      <text:p text:style-name="P4"><text:tab/>&lt;uri&gt;http://mega.dev.java.net/tags/action&lt;/uri&gt;</text:p>
      <text:p text:style-name="P4"><text:tab/>&lt;display-name&gt;MEGA Action TagLib&lt;/display-name&gt;</text:p>
      <text:p text:style-name="P4"><text:tab/>&lt;description&gt;MEGA Web Framework - Action TagLib&lt;/description&gt;</text:p>
      <text:p text:style-name="P4"/>
      <text:p text:style-name="P4"><text:tab/>&lt;tag&gt;</text:p>
      <text:p text:style-name="P4"><text:tab/><text:tab/>&lt;name&gt;key&lt;/name&gt;</text:p>
      <text:p text:style-name="P4"><text:tab/><text:tab/>&lt;tag-class&gt;net.java.mega.action.tag.KeyTag&lt;/tag-class&gt;</text:p>
      <text:p text:style-name="P4"><text:tab/><text:tab/>&lt;body-content&gt;empty&lt;/body-content&gt;</text:p>
      <text:p text:style-name="P4"><text:tab/><text:tab/>&lt;attribute&gt;</text:p>
      <text:p text:style-name="P4"><text:tab/><text:tab/><text:tab/>&lt;name&gt;key&lt;/name&gt;</text:p>
      <text:p text:style-name="P4"><text:tab/><text:tab/><text:tab/>&lt;required&gt;true&lt;/required&gt;</text:p>
      <text:p text:style-name="P4"><text:tab/><text:tab/><text:tab/>&lt;rtexprvalue&gt;false&lt;/rtexprvalue&gt;</text:p>
      <text:p text:style-name="P4"><text:tab/><text:tab/>&lt;/attribute&gt;</text:p>
      <text:p text:style-name="P4"><text:tab/><text:tab/>&lt;attribute&gt;</text:p>
      <text:p text:style-name="P4"><text:tab/><text:tab/><text:tab/>&lt;name&gt;filter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text:tab/><text:tab/></text:p>
      <text:p text:style-name="P4"><text:tab/>&lt;/tag&gt;</text:p>
      <text:p text:style-name="P4"><text:tab/></text:p>
      <text:p text:style-name="P4"><text:tab/>&lt;tag&gt;</text:p>
      <text:p text:style-name="P4"><text:tab/><text:tab/>&lt;name&gt;action&lt;/name&gt;</text:p>
      <text:p text:style-name="P4"><text:tab/><text:tab/>&lt;tag-class&gt;net.java.mega.action.tag.ActionTag&lt;/tag-class&gt;</text:p>
      <text:p text:style-name="P4"><text:tab/><text:tab/>&lt;body-content&gt;empty&lt;/body-content&gt;</text:p>
      <text:p text:style-name="P4"><text:tab/><text:tab/>&lt;attribute&gt;</text:p>
      <text:p text:style-name="P4"><text:tab/><text:tab/><text:tab/>&lt;name&gt;action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/text:p>
      <text:p text:style-name="P4"><text:tab/><text:tab/>&lt;attribute&gt;</text:p>
      <text:p text:style-name="P4"><text:tab/><text:tab/><text:tab/>&lt;name&gt;method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text:tab/><text:tab/></text:p>
      <text:p text:style-name="P4"><text:tab/>&lt;/tag&gt;<text:tab/></text:p>
      <text:p text:style-name="P4"><text:tab/></text:p>
      <text:p text:style-name="P4"><text:tab/>&lt;tag&gt;</text:p>
      <text:p text:style-name="P4"><text:tab/><text:tab/>&lt;name&gt;url&lt;/name&gt;</text:p>
      <text:p text:style-name="P4"><text:tab/><text:tab/>&lt;tag-class&gt;net.java.mega.action.tag.URLTag&lt;/tag-class&gt;</text:p>
      <text:p text:style-name="P4"><text:tab/><text:tab/>&lt;body-content&gt;empty&lt;/body-content&gt;</text:p>
      <text:p text:style-name="P4"><text:tab/><text:tab/>&lt;attribute&gt;</text:p>
      <text:p text:style-name="P4"><text:tab/><text:tab/><text:tab/>&lt;name&gt;file&lt;/name&gt;</text:p>
      <text:p text:style-name="P4"><text:tab/><text:tab/><text:tab/>&lt;required&gt;true&lt;/required&gt;</text:p>
      <text:p text:style-name="P4"><text:tab/><text:tab/><text:tab/>&lt;rtexprvalue&gt;false&lt;/rtexprvalue&gt;</text:p>
      <text:p text:style-name="P4"><text:tab/><text:tab/>&lt;/attribute&gt;<text:tab/><text:tab/></text:p>
      <text:p text:style-name="P4"><text:tab/>&lt;/tag&gt;<text:tab/></text:p>
      <text:p text:style-name="P4"><text:tab/></text:p>
      <text:p text:style-name="P4"><text:tab/>&lt;tag&gt;</text:p>
      <text:p text:style-name="P4"><text:tab/><text:tab/>&lt;name&gt;value&lt;/name&gt;</text:p>
      <text:p text:style-name="P4"><text:tab/><text:tab/>&lt;tag-class&gt;net.java.mega.action.tag.ValueTag&lt;/tag-class&gt;</text:p>
      <text:p text:style-name="P4"><text:tab/><text:tab/>&lt;body-content&gt;empty&lt;/body-content&gt;</text:p>
      <text:p text:style-name="P4"><text:tab/><text:tab/>&lt;attribute&gt;</text:p>
      <text:p text:style-name="P4"><text:tab/><text:tab/><text:tab/>&lt;name&gt;name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text:tab/></text:p>
      <text:p text:style-name="P4"><text:tab/><text:tab/>&lt;attribute&gt;</text:p>
      <text:p text:style-name="P4"><text:tab/><text:tab/><text:tab/>&lt;name&gt;property&lt;/name&gt;</text:p>
      <text:p text:style-name="P4"><text:tab/><text:tab/><text:tab/>&lt;required&gt;true&lt;/required&gt;</text:p>
      <text:p text:style-name="P4"><text:tab/><text:tab/><text:tab/>&lt;rtexprvalue&gt;false&lt;/rtexprvalue&gt;</text:p>
      <text:p text:style-name="P4"><text:tab/><text:tab/>&lt;/attribute&gt;<text:tab/><text:tab/></text:p>
      <text:p text:style-name="P4"><text:tab/><text:tab/>&lt;attribute&gt;</text:p>
      <text:p text:style-name="P4"><text:tab/><text:tab/><text:tab/>&lt;name&gt;format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text:tab/><text:tab/><text:tab/></text:p>
      <text:p text:style-name="P4"><text:tab/>&lt;/tag&gt;<text:tab/></text:p>
      <text:p text:style-name="P4"><text:tab/></text:p>
      <text:p text:style-name="P4"><text:tab/>&lt;tag&gt;</text:p>
      <text:p text:style-name="P4"><text:tab/><text:tab/>&lt;name&gt;messages&lt;/name&gt;</text:p>
      <text:p text:style-name="P4"><text:tab/><text:tab/>&lt;tag-class&gt;net.java.mega.action.tag.MessageTag&lt;/tag-class&gt;</text:p>
      <text:p text:style-name="P4"><text:tab/><text:tab/>&lt;body-content&gt;empty&lt;/body-content&gt;</text:p>
      <text:p text:style-name="P4"><text:tab/><text:tab/>&lt;attribute&gt;</text:p>
      <text:p text:style-name="P4"><text:tab/><text:tab/><text:tab/>&lt;name&gt;key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/text:p>
      <text:p text:style-name="P4"><text:tab/><text:tab/>&lt;attribute&gt;</text:p>
      <text:p text:style-name="P4"><text:tab/><text:tab/><text:tab/>&lt;name&gt;all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text:tab/><text:tab/><text:tab/></text:p>
      <text:p text:style-name="P4"><text:tab/><text:tab/>&lt;attribute&gt;</text:p>
      <text:p text:style-name="P4"><text:tab/><text:tab/><text:tab/>&lt;name&gt;filter&lt;/name&gt;</text:p>
      <text:p text:style-name="P4"><text:tab/><text:tab/><text:tab/>&lt;required&gt;false&lt;/required&gt;</text:p>
      <text:p text:style-name="P4"><text:tab/><text:tab/><text:tab/>&lt;rtexprvalue&gt;false&lt;/rtexprvalue&gt;</text:p>
      <text:p text:style-name="P4"><text:tab/><text:tab/>&lt;/attribute&gt;<text:tab/><text:tab/></text:p>
      <text:p text:style-name="P4"><text:tab/>&lt;/tag&gt;<text:tab/><text:tab/><text:tab/></text:p>
      <text:p text:style-name="P4"><text:tab/></text:p>
      <text:p text:style-name="P4">&lt;/taglib&gt;</text:p>
      <text:p text:style-name="P4"/>
      <text:p text:style-name="P4"/>
      <text:p text:style-name="P4">action</text:p>
      <text:p text:style-name="P4">key</text:p>
      <text:p text:style-name="P4">messages</text:p>
      <text:p text:style-name="P4">url</text:p>
      <text:p text:style-name="P4">valu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Gonçalo Pereira</meta:initial-creator>
    <meta:creation-date>2008-02-14T10:26:13</meta:creation-date>
    <dc:creator>Gonçalo Pereira</dc:creator>
    <dc:date>2008-02-18T11:24:58</dc:date>
    <dc:language>pt-PT</dc:language>
    <meta:editing-cycles>22</meta:editing-cycles>
    <meta:editing-duration>PT5H28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65" meta:word-count="562" meta:character-count="4634"/>
  </office:meta>
</office:document-meta>
</file>